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Tms Rmn" svg:font-family="Tms Rmn" style:font-family-generic="roman" style:font-pitch="variable" svg:panose-1="2 2 6 3 4 5 5 2 3 4"/>
    <style:font-face style:name="Courier New" svg:font-family="Courier New" style:font-family-generic="modern" style:font-pitch="fixed" svg:panose-1="2 7 3 9 2 2 5 2 4 4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GJGCZ+Helvetica-Bold+2" svg:font-family="CGJGCZ+Helvetica-Bold+2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7">
      <text:list-level-style-bullet text:level="1" text:style-name="WW_CharLFO7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/>
        <style:text-properties style:font-name="Wingdings"/>
      </text:list-level-style-bullet>
    </text:list-style>
    <style:style style:name="P1" style:parent-style-name="Project" style:master-page-name="MP0" style:family="paragraph">
      <style:paragraph-properties fo:break-before="page"/>
      <style:text-properties fo:language="pl" fo:country="PL"/>
    </style:style>
    <style:style style:name="P8" style:parent-style-name="Project" style:family="paragraph">
      <style:text-properties fo:language="pl" fo:country="PL"/>
    </style:style>
    <style:style style:name="P9" style:parent-style-name="Project" style:family="paragraph">
      <style:text-properties fo:language="pl" fo:country="PL"/>
    </style:style>
    <style:style style:name="P10" style:parent-style-name="Project" style:family="paragraph">
      <style:text-properties fo:language="pl" fo:country="PL"/>
    </style:style>
    <style:style style:name="P11" style:parent-style-name="Project" style:family="paragraph">
      <style:text-properties fo:language="pl" fo:country="PL"/>
    </style:style>
    <style:style style:name="P12" style:parent-style-name="Project" style:family="paragraph">
      <style:text-properties fo:language="pl" fo:country="PL"/>
    </style:style>
    <style:style style:name="P13" style:parent-style-name="Project" style:family="paragraph">
      <style:text-properties fo:language="pl" fo:country="PL"/>
    </style:style>
    <style:style style:name="P14" style:parent-style-name="Project" style:family="paragraph">
      <style:text-properties fo:language="pl" fo:country="PL"/>
    </style:style>
    <style:style style:name="P15" style:parent-style-name="Tytuł" style:family="paragraph">
      <style:paragraph-properties fo:text-align="end"/>
      <style:text-properties fo:language="pl" fo:country="PL"/>
    </style:style>
    <style:style style:name="P16" style:parent-style-name="Normalny" style:family="paragraph">
      <style:text-properties fo:language="pl" fo:country="PL"/>
    </style:style>
    <style:style style:name="P17" style:parent-style-name="Tytuł" style:family="paragraph">
      <style:paragraph-properties fo:text-align="end"/>
      <style:text-properties fo:font-size="14pt" style:font-size-asian="14pt" fo:language="pl" fo:country="PL"/>
    </style:style>
    <style:style style:name="P18" style:parent-style-name="Tytuł" style:master-page-name="MP1" style:family="paragraph">
      <style:paragraph-properties fo:break-before="page"/>
      <style:text-properties fo:language="pl" fo:country="PL"/>
    </style:style>
    <style:style style:name="TableColumn48" style:family="table-column">
      <style:table-column-properties style:column-width="1.6in" style:use-optimal-column-width="false"/>
    </style:style>
    <style:style style:name="TableColumn49" style:family="table-column">
      <style:table-column-properties style:column-width="0.8in" style:use-optimal-column-width="false"/>
    </style:style>
    <style:style style:name="TableColumn50" style:family="table-column">
      <style:table-column-properties style:column-width="2.6in" style:use-optimal-column-width="false"/>
    </style:style>
    <style:style style:name="TableColumn51" style:family="table-column">
      <style:table-column-properties style:column-width="1.6in" style:use-optimal-column-width="false"/>
    </style:style>
    <style:style style:name="Table47" style:family="table">
      <style:table-properties style:width="6.6in" fo:margin-left="0in" table:align="lef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104in solid #000000" fo:padding-top="0in" fo:padding-left="0.075in" fo:padding-bottom="0in" fo:padding-right="0.075in"/>
    </style:style>
    <style:style style:name="P54" style:parent-style-name="Tabletext" style:family="paragraph">
      <style:paragraph-properties fo:text-align="center"/>
      <style:text-properties fo:font-weight="bold" style:font-weight-asian="bold" fo:language="pl" fo:country="PL"/>
    </style:style>
    <style:style style:name="TableCell55" style:family="table-cell">
      <style:table-cell-properties fo:border="0.0104in solid #000000" fo:padding-top="0in" fo:padding-left="0.075in" fo:padding-bottom="0in" fo:padding-right="0.075in"/>
    </style:style>
    <style:style style:name="P56" style:parent-style-name="Tabletext" style:family="paragraph">
      <style:paragraph-properties fo:text-align="center"/>
      <style:text-properties fo:font-weight="bold" style:font-weight-asian="bold" fo:language="pl" fo:country="PL"/>
    </style:style>
    <style:style style:name="TableCell57" style:family="table-cell">
      <style:table-cell-properties fo:border="0.0104in solid #000000" fo:padding-top="0in" fo:padding-left="0.075in" fo:padding-bottom="0in" fo:padding-right="0.075in"/>
    </style:style>
    <style:style style:name="P58" style:parent-style-name="Tabletext" style:family="paragraph">
      <style:paragraph-properties fo:text-align="center"/>
      <style:text-properties fo:font-weight="bold" style:font-weight-asian="bold" fo:language="pl" fo:country="PL"/>
    </style:style>
    <style:style style:name="TableCell59" style:family="table-cell">
      <style:table-cell-properties fo:border="0.0104in solid #000000" fo:padding-top="0in" fo:padding-left="0.075in" fo:padding-bottom="0in" fo:padding-right="0.075in"/>
    </style:style>
    <style:style style:name="P60" style:parent-style-name="Tabletext" style:family="paragraph">
      <style:paragraph-properties fo:text-align="center"/>
      <style:text-properties fo:font-weight="bold" style:font-weight-asian="bold" fo:language="pl" fo:country="PL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104in solid #000000" fo:padding-top="0in" fo:padding-left="0.075in" fo:padding-bottom="0in" fo:padding-right="0.075in"/>
    </style:style>
    <style:style style:name="P63" style:parent-style-name="Tabletext" style:family="paragraph">
      <style:text-properties fo:language="pl" fo:country="PL"/>
    </style:style>
    <style:style style:name="TableCell64" style:family="table-cell">
      <style:table-cell-properties fo:border="0.0104in solid #000000" fo:padding-top="0in" fo:padding-left="0.075in" fo:padding-bottom="0in" fo:padding-right="0.075in"/>
    </style:style>
    <style:style style:name="P65" style:parent-style-name="Tabletext" style:family="paragraph">
      <style:text-properties fo:language="pl" fo:country="PL"/>
    </style:style>
    <style:style style:name="TableCell66" style:family="table-cell">
      <style:table-cell-properties fo:border="0.0104in solid #000000" fo:padding-top="0in" fo:padding-left="0.075in" fo:padding-bottom="0in" fo:padding-right="0.075in"/>
    </style:style>
    <style:style style:name="P67" style:parent-style-name="Tabletext" style:family="paragraph">
      <style:text-properties fo:language="pl" fo:country="PL"/>
    </style:style>
    <style:style style:name="TableCell68" style:family="table-cell">
      <style:table-cell-properties fo:border="0.0104in solid #000000" fo:padding-top="0in" fo:padding-left="0.075in" fo:padding-bottom="0in" fo:padding-right="0.075in"/>
    </style:style>
    <style:style style:name="P69" style:parent-style-name="Tabletext" style:family="paragraph">
      <style:text-properties fo:language="pl" fo:country="PL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104in solid #000000" fo:padding-top="0in" fo:padding-left="0.075in" fo:padding-bottom="0in" fo:padding-right="0.075in"/>
    </style:style>
    <style:style style:name="P72" style:parent-style-name="Tabletext" style:family="paragraph">
      <style:text-properties fo:language="pl" fo:country="PL"/>
    </style:style>
    <style:style style:name="TableCell73" style:family="table-cell">
      <style:table-cell-properties fo:border="0.0104in solid #000000" fo:padding-top="0in" fo:padding-left="0.075in" fo:padding-bottom="0in" fo:padding-right="0.075in"/>
    </style:style>
    <style:style style:name="P74" style:parent-style-name="Tabletext" style:family="paragraph">
      <style:text-properties fo:language="pl" fo:country="PL"/>
    </style:style>
    <style:style style:name="TableCell75" style:family="table-cell">
      <style:table-cell-properties fo:border="0.0104in solid #000000" fo:padding-top="0in" fo:padding-left="0.075in" fo:padding-bottom="0in" fo:padding-right="0.075in"/>
    </style:style>
    <style:style style:name="P76" style:parent-style-name="Tabletext" style:family="paragraph">
      <style:text-properties fo:language="pl" fo:country="PL"/>
    </style:style>
    <style:style style:name="TableCell77" style:family="table-cell">
      <style:table-cell-properties fo:border="0.0104in solid #000000" fo:padding-top="0in" fo:padding-left="0.075in" fo:padding-bottom="0in" fo:padding-right="0.075in"/>
    </style:style>
    <style:style style:name="P78" style:parent-style-name="Tabletext" style:family="paragraph">
      <style:text-properties fo:language="pl" fo:country="PL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104in solid #000000" fo:padding-top="0in" fo:padding-left="0.075in" fo:padding-bottom="0in" fo:padding-right="0.075in"/>
    </style:style>
    <style:style style:name="P81" style:parent-style-name="Tabletext" style:family="paragraph">
      <style:text-properties fo:language="pl" fo:country="PL"/>
    </style:style>
    <style:style style:name="TableCell82" style:family="table-cell">
      <style:table-cell-properties fo:border="0.0104in solid #000000" fo:padding-top="0in" fo:padding-left="0.075in" fo:padding-bottom="0in" fo:padding-right="0.075in"/>
    </style:style>
    <style:style style:name="P83" style:parent-style-name="Tabletext" style:family="paragraph">
      <style:text-properties fo:language="pl" fo:country="PL"/>
    </style:style>
    <style:style style:name="TableCell84" style:family="table-cell">
      <style:table-cell-properties fo:border="0.0104in solid #000000" fo:padding-top="0in" fo:padding-left="0.075in" fo:padding-bottom="0in" fo:padding-right="0.075in"/>
    </style:style>
    <style:style style:name="P85" style:parent-style-name="Tabletext" style:family="paragraph">
      <style:text-properties fo:language="pl" fo:country="PL"/>
    </style:style>
    <style:style style:name="TableCell86" style:family="table-cell">
      <style:table-cell-properties fo:border="0.0104in solid #000000" fo:padding-top="0in" fo:padding-left="0.075in" fo:padding-bottom="0in" fo:padding-right="0.075in"/>
    </style:style>
    <style:style style:name="P87" style:parent-style-name="Tabletext" style:family="paragraph">
      <style:text-properties fo:language="pl" fo:country="PL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104in solid #000000" fo:padding-top="0in" fo:padding-left="0.075in" fo:padding-bottom="0in" fo:padding-right="0.075in"/>
    </style:style>
    <style:style style:name="P90" style:parent-style-name="Tabletext" style:family="paragraph">
      <style:text-properties fo:language="pl" fo:country="PL"/>
    </style:style>
    <style:style style:name="TableCell91" style:family="table-cell">
      <style:table-cell-properties fo:border="0.0104in solid #000000" fo:padding-top="0in" fo:padding-left="0.075in" fo:padding-bottom="0in" fo:padding-right="0.075in"/>
    </style:style>
    <style:style style:name="P92" style:parent-style-name="Tabletext" style:family="paragraph">
      <style:text-properties fo:language="pl" fo:country="PL"/>
    </style:style>
    <style:style style:name="TableCell93" style:family="table-cell">
      <style:table-cell-properties fo:border="0.0104in solid #000000" fo:padding-top="0in" fo:padding-left="0.075in" fo:padding-bottom="0in" fo:padding-right="0.075in"/>
    </style:style>
    <style:style style:name="P94" style:parent-style-name="Tabletext" style:family="paragraph">
      <style:text-properties fo:language="pl" fo:country="PL"/>
    </style:style>
    <style:style style:name="TableCell95" style:family="table-cell">
      <style:table-cell-properties fo:border="0.0104in solid #000000" fo:padding-top="0in" fo:padding-left="0.075in" fo:padding-bottom="0in" fo:padding-right="0.075in"/>
    </style:style>
    <style:style style:name="P96" style:parent-style-name="Tabletext" style:family="paragraph">
      <style:text-properties fo:language="pl" fo:country="PL"/>
    </style:style>
    <style:style style:name="P97" style:parent-style-name="Normalny" style:family="paragraph">
      <style:text-properties fo:language="pl" fo:country="PL"/>
    </style:style>
    <style:style style:name="P98" style:parent-style-name="Tytuł" style:family="paragraph">
      <style:paragraph-properties fo:break-before="page"/>
      <style:text-properties fo:language="pl" fo:country="PL"/>
    </style:style>
    <style:style style:name="P99" style:parent-style-name="Spistreści1" style:family="paragraph">
      <style:paragraph-properties fo:text-align="justify"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100" style:parent-style-name="Domyślnaczcionkaakapitu" style:family="text">
      <style:text-properties style:font-size-complex="12pt" fo:language="pl" fo:country="PL"/>
    </style:style>
    <style:style style:name="T101" style:parent-style-name="Domyślnaczcionkaakapitu" style:family="text">
      <style:text-properties fo:font-size="12pt" style:font-size-asian="12pt" style:font-size-complex="12pt" fo:language="pl" fo:country="PL"/>
    </style:style>
    <style:style style:name="T102" style:parent-style-name="Domyślnaczcionkaakapitu" style:family="text">
      <style:text-properties style:font-size-complex="12pt" fo:language="pl" fo:country="PL"/>
    </style:style>
    <style:style style:name="T103" style:parent-style-name="Domyślnaczcionkaakapitu" style:family="text">
      <style:text-properties fo:language="pl" fo:country="PL"/>
    </style:style>
    <style:style style:name="P104" style:parent-style-name="Spistreści2" style:family="paragraph">
      <style:paragraph-properties fo:text-align="justify">
        <style:tab-stops>
          <style:tab-stop style:type="right" style:position="0.3875in"/>
          <style:tab-stop style:type="right" style:position="6.2in"/>
        </style:tab-stops>
      </style:paragraph-properties>
    </style:style>
    <style:style style:name="T105" style:parent-style-name="Domyślnaczcionkaakapitu" style:family="text">
      <style:text-properties fo:language="pl" fo:country="PL"/>
    </style:style>
    <style:style style:name="T106" style:parent-style-name="Domyślnaczcionkaakapitu" style:family="text">
      <style:text-properties fo:font-size="12pt" style:font-size-asian="12pt" style:font-size-complex="12pt" fo:language="pl" fo:country="PL"/>
    </style:style>
    <style:style style:name="T107" style:parent-style-name="Domyślnaczcionkaakapitu" style:family="text">
      <style:text-properties fo:language="pl" fo:country="PL"/>
    </style:style>
    <style:style style:name="T108" style:parent-style-name="Domyślnaczcionkaakapitu" style:family="text">
      <style:text-properties fo:language="pl" fo:country="PL"/>
    </style:style>
    <style:style style:name="P109" style:parent-style-name="Spistreści2" style:family="paragraph">
      <style:paragraph-properties fo:text-align="justify">
        <style:tab-stops>
          <style:tab-stop style:type="right" style:position="0.3875in"/>
          <style:tab-stop style:type="right" style:position="6.2in"/>
        </style:tab-stops>
      </style:paragraph-properties>
    </style:style>
    <style:style style:name="T110" style:parent-style-name="Domyślnaczcionkaakapitu" style:family="text">
      <style:text-properties fo:language="pl" fo:country="PL"/>
    </style:style>
    <style:style style:name="T111" style:parent-style-name="Domyślnaczcionkaakapitu" style:family="text">
      <style:text-properties fo:font-size="12pt" style:font-size-asian="12pt" style:font-size-complex="12pt" fo:language="pl" fo:country="PL"/>
    </style:style>
    <style:style style:name="T112" style:parent-style-name="Domyślnaczcionkaakapitu" style:family="text">
      <style:text-properties fo:language="pl" fo:country="PL"/>
    </style:style>
    <style:style style:name="T113" style:parent-style-name="Domyślnaczcionkaakapitu" style:family="text">
      <style:text-properties fo:language="pl" fo:country="PL"/>
    </style:style>
    <style:style style:name="P114" style:parent-style-name="Normalny" style:family="paragraph">
      <style:paragraph-properties fo:margin-left="0.2993in" fo:margin-right="0.5in">
        <style:tab-stops>
          <style:tab-stop style:type="right" style:position="0.3902in"/>
          <style:tab-stop style:type="right" style:position="6.2013in"/>
        </style:tab-stops>
      </style:paragraph-properties>
      <style:text-properties fo:language="pl" fo:country="PL"/>
    </style:style>
    <style:style style:name="P115" style:parent-style-name="Spistreści2" style:family="paragraph">
      <style:paragraph-properties fo:text-align="justify">
        <style:tab-stops>
          <style:tab-stop style:type="right" style:position="0.3875in"/>
          <style:tab-stop style:type="right" style:position="6.2in"/>
        </style:tab-stops>
      </style:paragraph-properties>
    </style:style>
    <style:style style:name="T116" style:parent-style-name="Domyślnaczcionkaakapitu" style:family="text">
      <style:text-properties fo:language="pl" fo:country="PL"/>
    </style:style>
    <style:style style:name="T117" style:parent-style-name="Domyślnaczcionkaakapitu" style:family="text">
      <style:text-properties fo:font-size="12pt" style:font-size-asian="12pt" style:font-size-complex="12pt" fo:language="pl" fo:country="PL"/>
    </style:style>
    <style:style style:name="T118" style:parent-style-name="Domyślnaczcionkaakapitu" style:family="text">
      <style:text-properties fo:language="pl" fo:country="PL"/>
    </style:style>
    <style:style style:name="T119" style:parent-style-name="Domyślnaczcionkaakapitu" style:family="text">
      <style:text-properties fo:language="pl" fo:country="PL"/>
    </style:style>
    <style:style style:name="P120" style:parent-style-name="Spistreści2" style:family="paragraph">
      <style:paragraph-properties fo:text-align="justify">
        <style:tab-stops>
          <style:tab-stop style:type="right" style:position="0.3875in"/>
          <style:tab-stop style:type="right" style:position="6.2in"/>
        </style:tab-stops>
      </style:paragraph-properties>
    </style:style>
    <style:style style:name="T121" style:parent-style-name="Domyślnaczcionkaakapitu" style:family="text">
      <style:text-properties fo:language="pl" fo:country="PL"/>
    </style:style>
    <style:style style:name="T122" style:parent-style-name="Domyślnaczcionkaakapitu" style:family="text">
      <style:text-properties fo:font-size="12pt" style:font-size-asian="12pt" style:font-size-complex="12pt" fo:language="pl" fo:country="PL"/>
    </style:style>
    <style:style style:name="T123" style:parent-style-name="Domyślnaczcionkaakapitu" style:family="text">
      <style:text-properties fo:language="pl" fo:country="PL"/>
    </style:style>
    <style:style style:name="T124" style:parent-style-name="Domyślnaczcionkaakapitu" style:family="text">
      <style:text-properties fo:language="pl" fo:country="PL"/>
    </style:style>
    <style:style style:name="P125" style:parent-style-name="Spistreści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126" style:parent-style-name="Domyślnaczcionkaakapitu" style:family="text">
      <style:text-properties style:font-size-complex="12pt" fo:language="pl" fo:country="PL"/>
    </style:style>
    <style:style style:name="T127" style:parent-style-name="Domyślnaczcionkaakapitu" style:family="text">
      <style:text-properties fo:font-size="12pt" style:font-size-asian="12pt" style:font-size-complex="12pt" fo:language="pl" fo:country="PL"/>
    </style:style>
    <style:style style:name="T128" style:parent-style-name="Domyślnaczcionkaakapitu" style:family="text">
      <style:text-properties style:font-size-complex="12pt" fo:language="pl" fo:country="PL"/>
    </style:style>
    <style:style style:name="T129" style:parent-style-name="Domyślnaczcionkaakapitu" style:family="text">
      <style:text-properties fo:language="pl" fo:country="PL"/>
    </style:style>
    <style:style style:name="P130" style:parent-style-name="Spistreści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131" style:parent-style-name="Domyślnaczcionkaakapitu" style:family="text">
      <style:text-properties style:font-size-complex="12pt" fo:language="pl" fo:country="PL"/>
    </style:style>
    <style:style style:name="T132" style:parent-style-name="Domyślnaczcionkaakapitu" style:family="text">
      <style:text-properties fo:font-size="12pt" style:font-size-asian="12pt" style:font-size-complex="12pt" fo:language="pl" fo:country="PL"/>
    </style:style>
    <style:style style:name="T133" style:parent-style-name="Domyślnaczcionkaakapitu" style:family="text">
      <style:text-properties style:font-size-complex="12pt" fo:language="pl" fo:country="PL"/>
    </style:style>
    <style:style style:name="T134" style:parent-style-name="Domyślnaczcionkaakapitu" style:family="text">
      <style:text-properties fo:language="pl" fo:country="PL"/>
    </style:style>
    <style:style style:name="P135" style:parent-style-name="Spistreści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P136" style:parent-style-name="Spistreści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  <style:text-properties fo:language="pl" fo:country="PL"/>
    </style:style>
    <style:style style:name="P137" style:parent-style-name="Spistreści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  <style:text-properties fo:language="pl" fo:country="PL"/>
    </style:style>
    <style:style style:name="P138" style:parent-style-name="Spistreści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  <style:text-properties fo:language="pl" fo:country="PL"/>
    </style:style>
    <style:style style:name="P139" style:parent-style-name="Spistreści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  <style:text-properties fo:language="pl" fo:country="PL"/>
    </style:style>
    <style:style style:name="P140" style:parent-style-name="Tytuł" style:family="paragraph">
      <style:paragraph-properties fo:break-before="page"/>
    </style:style>
    <style:style style:name="T141" style:parent-style-name="Domyślnaczcionkaakapitu" style:family="text">
      <style:text-properties fo:language="pl" fo:country="PL"/>
    </style:style>
    <style:style style:name="P142" style:parent-style-name="Nagłówek1" style:list-style-name="WW_OutlineListStyle_5" style:family="paragraph">
      <style:text-properties fo:language="pl" fo:country="PL"/>
    </style:style>
    <style:style style:name="P143" style:parent-style-name="Nagłówek2" style:list-style-name="WW_OutlineListStyle_5" style:family="paragraph">
      <style:text-properties fo:language="pl" fo:country="PL"/>
    </style:style>
    <style:style style:name="P144" style:parent-style-name="Normalny" style:family="paragraph">
      <style:paragraph-properties fo:text-indent="0.5in"/>
      <style:text-properties fo:language="pl" fo:country="PL"/>
    </style:style>
    <style:style style:name="P145" style:parent-style-name="Nagłówek2" style:list-style-name="WW_OutlineListStyle_5" style:family="paragraph">
      <style:text-properties fo:language="pl" fo:country="PL"/>
    </style:style>
    <style:style style:name="P146" style:parent-style-name="Normalny" style:family="paragraph">
      <style:paragraph-properties fo:margin-left="0.5in">
        <style:tab-stops/>
      </style:paragraph-properties>
      <style:text-properties fo:language="pl" fo:country="PL"/>
    </style:style>
    <style:style style:name="P147" style:parent-style-name="Nagłówek2" style:list-style-name="WW_OutlineListStyle_5" style:family="paragraph">
      <style:text-properties fo:language="pl" fo:country="PL"/>
    </style:style>
    <style:style style:name="P148" style:parent-style-name="Standard" style:family="paragraph">
      <style:paragraph-properties fo:text-align="justify" fo:margin-left="0.5in">
        <style:tab-stops/>
      </style:paragraph-properties>
    </style:style>
    <style:style style:name="P149" style:parent-style-name="Nagłówek2" style:list-style-name="WW_OutlineListStyle_5" style:family="paragraph">
      <style:text-properties fo:language="pl" fo:country="PL"/>
    </style:style>
    <style:style style:name="P150" style:parent-style-name="Normalny" style:list-style-name="LFO7" style:family="paragraph">
      <style:text-properties fo:language="pl" fo:country="PL"/>
    </style:style>
    <style:style style:name="P151" style:parent-style-name="Normalny" style:list-style-name="LFO7" style:family="paragraph">
      <style:text-properties fo:language="pl" fo:country="PL"/>
    </style:style>
    <style:style style:name="P152" style:parent-style-name="Nagłówek2" style:list-style-name="WW_OutlineListStyle_5" style:family="paragraph">
      <style:text-properties fo:language="pl" fo:country="PL"/>
    </style:style>
    <style:style style:name="P153" style:parent-style-name="Normalny" style:family="paragraph">
      <style:paragraph-properties fo:margin-left="0.5in">
        <style:tab-stops/>
      </style:paragraph-properties>
      <style:text-properties fo:language="pl" fo:country="PL"/>
    </style:style>
    <style:style style:name="P154" style:parent-style-name="Normalny" style:family="paragraph">
      <style:paragraph-properties fo:margin-left="0.5in">
        <style:tab-stops/>
      </style:paragraph-properties>
      <style:text-properties fo:language="pl" fo:country="PL"/>
    </style:style>
    <style:style style:name="P155" style:parent-style-name="Nagłówek1" style:list-style-name="WW_OutlineListStyle_5" style:family="paragraph">
      <style:text-properties fo:language="pl" fo:country="PL"/>
    </style:style>
    <style:style style:name="P156" style:parent-style-name="Normalny" style:family="paragraph">
      <style:paragraph-properties fo:margin-left="0.4923in">
        <style:tab-stops/>
      </style:paragraph-properties>
      <style:text-properties fo:language="pl" fo:country="PL"/>
    </style:style>
    <style:style style:name="P157" style:parent-style-name="Normalny" style:family="paragraph">
      <style:paragraph-properties fo:margin-left="0.4923in">
        <style:tab-stops/>
      </style:paragraph-properties>
      <style:text-properties style:font-name="CGJGCZ+Helvetica-Bold+2" fo:font-weight="bold" style:font-weight-asian="bold" style:font-weight-complex="bold" fo:language="pl" fo:country="PL"/>
    </style:style>
    <style:style style:name="P158" style:parent-style-name="Nagłówek1" style:list-style-name="WW_OutlineListStyle_5" style:family="paragraph">
      <style:text-properties fo:language="pl" fo:country="PL"/>
    </style:style>
    <style:style style:name="P159" style:parent-style-name="Normalny" style:family="paragraph">
      <style:text-properties fo:language="pl" fo:country="PL"/>
    </style:style>
    <style:style style:name="TableColumn161" style:family="table-column">
      <style:table-column-properties style:column-width="3.15in" style:use-optimal-column-width="false"/>
    </style:style>
    <style:style style:name="TableColumn162" style:family="table-column">
      <style:table-column-properties style:column-width="3.35in" style:use-optimal-column-width="false"/>
    </style:style>
    <style:style style:name="Table160" style:family="table">
      <style:table-properties style:width="6.5in" fo:margin-left="0in" table:align="center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65" style:parent-style-name="Standard" style:family="paragraph">
      <style:text-properties fo:font-weight="bold" style:font-weight-asian="bold" style:font-weight-complex="bold"/>
    </style:style>
    <style:style style:name="TableCell166" style:family="table-cell">
      <style:table-cell-properties fo:border="0.0034in solid #000000" fo:padding-top="0.0381in" fo:padding-left="0.0381in" fo:padding-bottom="0.0381in" fo:padding-right="0.0381in"/>
    </style:style>
    <style:style style:name="P16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1" style:parent-style-name="Standard" style:family="paragraph">
      <style:paragraph-properties fo:text-align="center"/>
    </style:style>
    <style:style style:name="T172" style:parent-style-name="Domyślnaczcionkaakapitu" style:family="text">
      <style:text-properties fo:language="pl" fo:country="PL"/>
    </style:style>
    <style:style style:name="T173" style:parent-style-name="Domyślnaczcionkaakapitu" style:family="text">
      <style:text-properties fo:font-size="8.5pt" style:font-size-asian="8.5pt" style:font-size-complex="8.5pt" fo:language="pl" fo:country="PL"/>
    </style:style>
    <style:style style:name="T174" style:parent-style-name="Domyślnaczcionkaakapitu" style:family="text">
      <style:text-properties fo:font-size="8.5pt" style:font-size-asian="8.5pt" style:font-size-complex="8.5pt" fo:language="pl" fo:country="PL"/>
    </style:style>
    <style:style style:name="T175" style:parent-style-name="Domyślnaczcionkaakapitu" style:family="text">
      <style:text-properties fo:font-size="8.5pt" style:font-size-asian="8.5pt" style:font-size-complex="8.5pt" fo:language="pl" fo:country="PL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9" style:parent-style-name="Standard" style:family="paragraph">
      <style:paragraph-properties fo:text-align="center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8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3" style:parent-style-name="Standard" style:family="paragraph">
      <style:paragraph-properties fo:text-align="center"/>
    </style:style>
    <style:style style:name="T184" style:parent-style-name="Domyślnaczcionkaakapitu" style:family="text">
      <style:text-properties fo:font-size="10pt" style:font-size-asian="10pt" fo:language="pl" fo:country="PL"/>
    </style:style>
    <style:style style:name="T185" style:parent-style-name="Domyślnaczcionkaakapitu" style:family="text">
      <style:text-properties style:font-name="Times New Roman" fo:font-size="8.5pt" style:font-size-asian="8.5pt" style:font-size-complex="8.5pt" fo:language="pl" fo:country="PL"/>
    </style:style>
    <style:style style:name="T186" style:parent-style-name="Domyślnaczcionkaakapitu" style:family="text">
      <style:text-properties style:font-name="Times New Roman" fo:font-size="8.5pt" style:font-size-asian="8.5pt" style:font-size-complex="8.5pt" fo:language="pl" fo:country="PL"/>
    </style:style>
    <style:style style:name="T187" style:parent-style-name="Domyślnaczcionkaakapitu" style:family="text">
      <style:text-properties style:font-name="Times New Roman" fo:font-size="8.5pt" style:font-size-asian="8.5pt" style:font-size-complex="8.5pt" fo:language="pl" fo:country="PL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9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91" style:parent-style-name="Standard" style:family="paragraph">
      <style:paragraph-properties fo:text-align="center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95" style:parent-style-name="Standard" style:family="paragraph">
      <style:paragraph-properties fo:text-align="center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99" style:parent-style-name="Standard" style:family="paragraph">
      <style:paragraph-properties fo:text-align="center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03" style:parent-style-name="Standard" style:family="paragraph">
      <style:paragraph-properties fo:text-align="center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07" style:parent-style-name="Standard" style:family="paragraph">
      <style:paragraph-properties fo:text-align="center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1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11" style:parent-style-name="Standard" style:family="paragraph">
      <style:paragraph-properties fo:text-align="center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15" style:parent-style-name="Standard" style:family="paragraph">
      <style:paragraph-properties fo:text-align="center"/>
    </style:style>
    <style:style style:name="P216" style:parent-style-name="Normalny" style:family="paragraph">
      <style:text-properties fo:language="pl" fo:country="PL"/>
    </style:style>
    <style:style style:name="T217" style:parent-style-name="Domyślnaczcionkaakapitu" style:family="text">
      <style:text-properties fo:language="pl" fo:country="PL"/>
    </style:style>
  </office:automatic-styles>
  <office:body>
    <office:text text:use-soft-page-breaks="true">
      <text:p text:style-name="P1"/>
      <text:p text:style-name="P8"/>
      <text:p text:style-name="P9"/>
      <text:p text:style-name="P10"/>
      <text:p text:style-name="P11"/>
      <text:p text:style-name="P12"/>
      <text:p text:style-name="P13"/>
      <text:p text:style-name="P14">Rogalik</text:p>
      <text:p text:style-name="P15">Wyniki testów</text:p>
      <text:p text:style-name="P16"/>
      <text:p text:style-name="P17">Wersja 1.0</text:p>
      <text:soft-page-break/>
      <text:p text:style-name="P18">Historia zmian</text:p>
      <table:table table:style-name="Table47">
        <table:table-columns>
          <table:table-column table:style-name="TableColumn48"/>
          <table:table-column table:style-name="TableColumn49"/>
          <table:table-column table:style-name="TableColumn50"/>
          <table:table-column table:style-name="TableColumn51"/>
        </table:table-columns>
        <table:table-row table:style-name="TableRow52">
          <table:table-cell table:style-name="TableCell53">
            <text:p text:style-name="P54">Data</text:p>
          </table:table-cell>
          <table:table-cell table:style-name="TableCell55">
            <text:p text:style-name="P56">Wersja</text:p>
          </table:table-cell>
          <table:table-cell table:style-name="TableCell57">
            <text:p text:style-name="P58">Opis</text:p>
          </table:table-cell>
          <table:table-cell table:style-name="TableCell59">
            <text:p text:style-name="P60">Autor</text:p>
          </table:table-cell>
        </table:table-row>
        <table:table-row table:style-name="TableRow61">
          <table:table-cell table:style-name="TableCell62">
            <text:p text:style-name="P63">02/01/2013</text:p>
          </table:table-cell>
          <table:table-cell table:style-name="TableCell64">
            <text:p text:style-name="P65">1.0</text:p>
          </table:table-cell>
          <table:table-cell table:style-name="TableCell66">
            <text:p text:style-name="P67">Utworzenie dokumentu.</text:p>
          </table:table-cell>
          <table:table-cell table:style-name="TableCell68">
            <text:p text:style-name="P69">Magdalena Szkółka</text:p>
          </table:table-cell>
        </table:table-row>
        <table:table-row table:style-name="TableRow70">
          <table:table-cell table:style-name="TableCell71">
            <text:p text:style-name="P72">18/01/2013</text:p>
          </table:table-cell>
          <table:table-cell table:style-name="TableCell73">
            <text:p text:style-name="P74">1.1</text:p>
          </table:table-cell>
          <table:table-cell table:style-name="TableCell75">
            <text:p text:style-name="P76">Wprowadzenie wyników kolejnych testów.</text:p>
          </table:table-cell>
          <table:table-cell table:style-name="TableCell77">
            <text:p text:style-name="P78">Magdalena Szkółka</text:p>
          </table:table-cell>
        </table:table-row>
        <table:table-row table:style-name="TableRow79"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</table:table>
      <text:p text:style-name="P97"/>
      <text:soft-page-break/>
      <text:p text:style-name="P98">Spis treści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pistreści1">
            <text:index-entry-text/>
            <text:index-entry-tab-stop style:type="right"/>
            <text:index-entry-page-number/>
          </text:table-of-content-entry-template>
          <text:table-of-content-entry-template text:outline-level="2" text:style-name="Spistreści2">
            <text:index-entry-text/>
            <text:index-entry-tab-stop style:type="right"/>
            <text:index-entry-page-number/>
          </text:table-of-content-entry-template>
          <text:table-of-content-entry-template text:outline-level="3" text:style-name="Spistreści3">
            <text:index-entry-text/>
            <text:index-entry-tab-stop style:type="right"/>
            <text:index-entry-page-number/>
          </text:table-of-content-entry-template>
        </text:table-of-content-source>
        <text:index-body>
          <text:p text:style-name="P99"><text:span text:style-name="T100">1.</text:span><text:span text:style-name="T101"><text:tab/></text:span><text:span text:style-name="T102">Wprowadzenie</text:span><text:span text:style-name="T103"><text:tab/>4</text:span></text:p>
          <text:p text:style-name="P104"><text:span text:style-name="T105">1.1</text:span><text:span text:style-name="T106"><text:tab/></text:span><text:span text:style-name="T107">Cel</text:span><text:span text:style-name="T108"><text:tab/>4</text:span></text:p>
          <text:p text:style-name="P109"><text:span text:style-name="T110">1.2</text:span><text:span text:style-name="T111"><text:tab/></text:span><text:span text:style-name="T112">Zakres</text:span><text:span text:style-name="T113"><text:tab/>4</text:span></text:p>
          <text:p text:style-name="P114">1.3<text:tab/>Pojęcia<text:tab/>4</text:p>
          <text:p text:style-name="P115"><text:span text:style-name="T116">1.4</text:span><text:span text:style-name="T117"><text:tab/></text:span><text:span text:style-name="T118">Odniesienia</text:span><text:span text:style-name="T119"><text:tab/>4</text:span></text:p>
          <text:p text:style-name="P120"><text:span text:style-name="T121">1.5</text:span><text:span text:style-name="T122"><text:tab/></text:span><text:span text:style-name="T123">Streszczenie</text:span><text:span text:style-name="T124"><text:tab/>4</text:span></text:p>
          <text:p text:style-name="P125"><text:span text:style-name="T126">2.</text:span><text:span text:style-name="T127"><text:tab/></text:span><text:span text:style-name="T128">Różnice</text:span><text:span text:style-name="T129"><text:tab/>4</text:span></text:p>
          <text:p text:style-name="P130"><text:span text:style-name="T131">3.</text:span><text:span text:style-name="T132"><text:tab/></text:span><text:span text:style-name="T133">Podsumowanie rezultatów</text:span><text:span text:style-name="T134"><text:tab/>4</text:span></text:p>
        </text:index-body>
      </text:table-of-content>
      <text:p text:style-name="P135"/>
      <text:p text:style-name="P136"/>
      <text:p text:style-name="P137"/>
      <text:p text:style-name="P138"/>
      <text:p text:style-name="P139"/>
      <text:soft-page-break/>
      <text:p text:style-name="P140"><text:span text:style-name="T141">Wyniki testów</text:span></text:p>
      <text:h text:style-name="P142" text:outline-level="1"><text:bookmark-start text:name="_1.__"/><text:bookmark-start text:name="_Toc456598588"/><text:bookmark-end text:name="_1.__"/>Wprowadzenie</text:h>
      <text:h text:style-name="P143" text:outline-level="2">Cel</text:h>
      <text:p text:style-name="P144">Celem dokumentu jest podsumowanie wyników działań kontrolnych w projekcie (tj. gry typu<text:s/>Roguelike).</text:p>
      <text:h text:style-name="P145" text:outline-level="2"><text:bookmark-start text:name="_Toc456598589"/><text:bookmark-end text:name="_Toc456598588"/>Zakres</text:h>
      <text:p text:style-name="P146">Wyniki są odnotowywane w czasie wykonywania prób.<text:s/>Następnie wykorzystywane jako dane wejściowe do ogólnej oceny testów.</text:p>
      <text:h text:style-name="P147" text:outline-level="2"><text:bookmark-end text:name="_Toc456598589"/>Pojęcia</text:h>
      <text:p text:style-name="P148">Pojęcia zawarte w Wynikach testów projektu wyjaśnione są w Słownik.</text:p>
      <text:h text:style-name="P149" text:outline-level="2">Odniesienia</text:h>
      <text:list text:style-name="LFO7" text:continue-numbering="true">
        <text:list-item>
          <text:p text:style-name="P150">02_slownik.pdf.</text:p>
        </text:list-item>
        <text:list-item>
          <text:p text:style-name="P151">09_plan_testow.pdf</text:p>
        </text:list-item>
      </text:list>
      <text:h text:style-name="P152" text:outline-level="2">Streszczenie</text:h>
      <text:p text:style-name="P153">Poniżej przedstawiono podsumowanie wyników przeprowadzonych badań poprzez odniesienie do dokumentów testowych.</text:p>
      <text:p text:style-name="P154"/>
      <text:h text:style-name="P155" text:outline-level="1">Różnice</text:h>
      <text:p text:style-name="P156">Dla naszego projektu zaplanowanych było 10 przypadków testowych – wykonano wszystkie zgodnie z zawartymi w planach<text:s/>testów informacjami.</text:p>
      <text:p text:style-name="P157"/>
      <text:h text:style-name="P158" text:outline-level="1">Podsumowanie rezultatów</text:h>
      <text:p text:style-name="P159"/>
      <table:table table:style-name="Table160">
        <table:table-columns>
          <table:table-column table:style-name="TableColumn161"/>
          <table:table-column table:style-name="TableColumn162"/>
        </table:table-columns>
        <table:table-row table:style-name="TableRow163">
          <table:table-cell table:style-name="TableCell164">
            <text:p text:style-name="P165">Funkcjonalność</text:p>
          </table:table-cell>
          <table:table-cell table:style-name="TableCell166">
            <text:p text:style-name="P167">Status zakończenia testów</text:p>
          </table:table-cell>
        </table:table-row>
        <table:table-row table:style-name="TableRow168">
          <table:table-cell table:style-name="TableCell169">
            <text:p text:style-name="Standard">Działanie menu</text:p>
          </table:table-cell>
          <table:table-cell table:style-name="TableCell170">
            <text:p text:style-name="P171">Niepowodzenie<text:span text:style-name="Odwołanieprzypisudolnego"><text:note text:note-class="footnote" text:id="_ftn0"><text:note-citation>1</text:note-citation><text:note-body><text:p text:style-name="Normalny"><text:span text:style-name="T172"><text:s/></text:span><text:span text:style-name="T173">Nie wszystkie elementy menu są możliwe do wybrania, jedynie opcje „Nowa gra” oraz „Wyjście”</text:span><text:span text:style-name="T174"><text:s/>zakończone są<text:s/></text:span><text:span text:style-name="T175">powodzeniem.</text:span></text:p></text:note-body></text:note></text:span></text:p>
          </table:table-cell>
        </table:table-row>
        <table:table-row table:style-name="TableRow176">
          <table:table-cell table:style-name="TableCell177">
            <text:p text:style-name="Standard">Wyświetlanie świata<text:s/>gry</text:p>
          </table:table-cell>
          <table:table-cell table:style-name="TableCell178">
            <text:p text:style-name="P179">Powodzenie</text:p>
          </table:table-cell>
        </table:table-row>
        <table:table-row table:style-name="TableRow180">
          <table:table-cell table:style-name="TableCell181">
            <text:p text:style-name="Standard">Działanie interfejsu ekwipunku</text:p>
          </table:table-cell>
          <table:table-cell table:style-name="TableCell182">
            <text:p text:style-name="P183">Powodzenie<text:span text:style-name="Odwołanieprzypisudolnego"><text:note text:note-class="footnote" text:id="_ftn1"><text:note-citation>2</text:note-citation><text:note-body><text:p text:style-name="Tekstprzypisudolnego"><text:span text:style-name="T184"><text:s/></text:span><text:span text:style-name="T185">Wyświetlane są tylko nazwy</text:span><text:span text:style-name="T186"><text:s/>ekwipunku wraz z dokładnym opisem</text:span><text:span text:style-name="T187">.</text:span></text:p></text:note-body></text:note></text:span></text:p>
          </table:table-cell>
        </table:table-row>
        <table:table-row table:style-name="TableRow188">
          <table:table-cell table:style-name="TableCell189">
            <text:p text:style-name="Standard">Działanie interfejsu statystyk</text:p>
          </table:table-cell>
          <table:table-cell table:style-name="TableCell190">
            <text:p text:style-name="P191">Powodzenie</text:p>
          </table:table-cell>
        </table:table-row>
        <table:table-row table:style-name="TableRow192">
          <table:table-cell table:style-name="TableCell193">
            <text:p text:style-name="Standard">Generowanie świata</text:p>
          </table:table-cell>
          <table:table-cell table:style-name="TableCell194">
            <text:p text:style-name="P195">Powodzenie</text:p>
          </table:table-cell>
        </table:table-row>
        <table:table-row table:style-name="TableRow196">
          <table:table-cell table:style-name="TableCell197">
            <text:p text:style-name="Standard">Zapis i wczytywanie świata</text:p>
          </table:table-cell>
          <table:table-cell table:style-name="TableCell198">
            <text:p text:style-name="P199">Niepowodzenie</text:p>
          </table:table-cell>
        </table:table-row>
        <table:table-row table:style-name="TableRow200">
          <table:table-cell table:style-name="TableCell201">
            <text:p text:style-name="Standard">Wpływ statystyk i<text:s/>przedmiotów na zachowanie postaci</text:p>
          </table:table-cell>
          <table:table-cell table:style-name="TableCell202">
            <text:p text:style-name="P203">Powodzenie</text:p>
          </table:table-cell>
        </table:table-row>
        <table:table-row table:style-name="TableRow204">
          <table:table-cell table:style-name="TableCell205">
            <text:p text:style-name="Standard">Działanie interfejsu rozmowy z NPC</text:p>
          </table:table-cell>
          <table:table-cell table:style-name="TableCell206">
            <text:p text:style-name="P207">Powodzenie</text:p>
          </table:table-cell>
        </table:table-row>
        <table:table-row table:style-name="TableRow208">
          <table:table-cell table:style-name="TableCell209">
            <text:p text:style-name="Standard">Działanie interfejsu handlu z NPC</text:p>
          </table:table-cell>
          <table:table-cell table:style-name="TableCell210">
            <text:p text:style-name="P211">Powodzenie</text:p>
          </table:table-cell>
        </table:table-row>
        <table:table-row table:style-name="TableRow212">
          <table:table-cell table:style-name="TableCell213">
            <text:p text:style-name="Standard">Mechanika walki z przeciwnikami</text:p>
          </table:table-cell>
          <table:table-cell table:style-name="TableCell214">
            <text:p text:style-name="P215">Powodzenie</text:p>
          </table:table-cell>
        </table:table-row>
      </table:table>
      <text:p text:style-name="P216"/>
      <text:p text:style-name="Normalny"><text:span text:style-name="T217">Funkcjonalności zakończone niepowodzeniem są skutkiem zbyt małej ilości czasu w porównaniu z ilością członków zespołu projektoweg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Tms Rmn" svg:font-family="Tms Rmn" style:font-family-generic="roman" style:font-pitch="variable" svg:panose-1="2 2 6 3 4 5 5 2 3 4"/>
    <style:font-face style:name="Courier New" svg:font-family="Courier New" style:font-family-generic="modern" style:font-pitch="fixed" svg:panose-1="2 7 3 9 2 2 5 2 4 4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GJGCZ+Helvetica-Bold+2" svg:font-family="CGJGCZ+Helvetica-Bold+2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margin-top="0.0833in" fo:margin-bottom="0.0416in"/>
      <style:text-properties style:font-name="Arial" fo:font-weight="bold" style:font-weight-asian="bold" fo:font-size="12pt" style:font-size-asian="12pt" fo:hyphenate="false"/>
    </style:style>
    <style:style style:name="Nagłówek2" style:display-name="Nagłówek 2" style:family="paragraph" style:parent-style-name="Nagłówek1" style:next-style-name="Normalny" style:default-outline-level="2">
      <style:text-properties fo:font-size="10pt" style:font-size-asian="10pt" fo:hyphenate="false"/>
    </style:style>
    <style:style style:name="Nagłówek3" style:display-name="Nagłówek 3" style:family="paragraph" style:parent-style-name="Nagłówek1" style:next-style-name="Normalny" style:default-outline-level="3">
      <style:text-properties fo:font-weight="normal" style:font-weight-asian="normal" fo:font-style="italic" style:font-style-asian="italic" fo:font-size="10pt" style:font-size-asian="10pt" fo:hyphenate="false"/>
    </style:style>
    <style:style style:name="Nagłówek4" style:display-name="Nagłówek 4" style:family="paragraph" style:parent-style-name="Nagłówek1" style:next-style-name="Normalny" style:default-outline-level="4">
      <style:text-properties fo:font-weight="normal" style:font-weight-asian="normal" fo:font-size="10pt" style:font-size-asian="10pt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margin-top="0.1666in" fo:margin-bottom="0.0416in"/>
      <style:text-properties fo:font-size="11pt" style:font-size-asian="11pt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margin-top="0.1666in" fo:margin-bottom="0.0416in"/>
      <style:text-properties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margin-top="0.1666in" fo:margin-bottom="0.0416in"/>
      <style:text-properties fo:font-style="italic" style:font-style-asian="italic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margin-top="0.1666in" fo:margin-bottom="0.0416in"/>
      <style:text-properties fo:font-weight="bold" style:font-weight-asian="bold" fo:font-style="italic" style:font-style-asian="italic" fo:font-size="9pt" style:font-size-asian="9pt" fo:hyphenate="false"/>
    </style:style>
    <style:style style:name="Normalny" style:display-name="Normalny" style:family="paragraph">
      <style:paragraph-properties fo:widows="0" fo:orphans="0" style:line-height-at-least="0.1666in"/>
      <style:text-properties fo:language="en" fo:country="US" style:language-asian="en" style:country-asian="US" fo:hyphenate="false"/>
    </style:style>
    <style:style style:name="Domyślnaczcionkaakapitu" style:display-name="Domyślna czcionka akapitu" style:family="text"/>
    <text:list-style style:name="WW_OutlineListStyle_5" style:display-name="WW_OutlineListStyle_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Paragraph2" style:display-name="Paragraph2" style:family="paragraph" style:parent-style-name="Normalny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Tytuł" style:display-name="Tytuł" style:family="paragraph" style:parent-style-name="Normalny" style:next-style-name="Normalny">
      <style:paragraph-properties fo:text-align="center" fo:line-height="100%"/>
      <style:text-properties style:font-name="Arial" fo:font-weight="bold" style:font-weight-asian="bold" fo:font-size="18pt" style:font-size-asian="18pt" fo:hyphenate="false"/>
    </style:style>
    <style:style style:name="Podtytuł" style:display-name="Podtytuł" style:family="paragraph" style:parent-style-name="Normalny">
      <style:paragraph-properties fo:text-align="center" fo:margin-bottom="0.0416in"/>
      <style:text-properties style:font-name="Arial" fo:font-style="italic" style:font-style-asian="italic" fo:font-size="18pt" style:font-size-asian="18pt" fo:language="en" fo:country="AU" fo:hyphenate="false"/>
    </style:style>
    <style:style style:name="Wcięcienormalne" style:display-name="Wcięcie normalne" style:family="paragraph" style:parent-style-name="Normalny">
      <style:paragraph-properties fo:margin-left="0.625in" fo:text-indent="-0.625in">
        <style:tab-stops/>
      </style:paragraph-properties>
      <style:text-properties fo:hyphenate="false"/>
    </style:style>
    <style:style style:name="Spistreści1" style:display-name="Spis treści 1" style:family="paragraph" style:parent-style-name="Normalny" style:next-style-name="Normalny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Spistreści2" style:display-name="Spis treści 2" style:family="paragraph" style:parent-style-name="Normalny" style:next-style-name="Normalny">
      <style:paragraph-properties fo:margin-left="0.3in" fo:margin-right="0.5in">
        <style:tab-stops>
          <style:tab-stop style:type="right" style:position="6.2in"/>
        </style:tab-stops>
      </style:paragraph-properties>
      <style:text-properties fo:hyphenate="false"/>
    </style:style>
    <style:style style:name="Spistreści3" style:display-name="Spis treści 3" style:family="paragraph" style:parent-style-name="Normalny" style:next-style-name="Normalny">
      <style:paragraph-properties fo:margin-left="0.6in">
        <style:tab-stops>
          <style:tab-stop style:type="left" style:position="0.4in"/>
          <style:tab-stop style:type="right" style:position="5.9in"/>
        </style:tab-stops>
      </style:paragraph-properties>
      <style:text-properties fo:hyphenate="false"/>
    </style:style>
    <style:style style:name="Nagłówek" style:display-name="Nagłówek" style:family="paragraph" style:parent-style-name="Normalny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Stopka" style:display-name="Stopka" style:family="paragraph" style:parent-style-name="Normalny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Numerstrony" style:display-name="Numer strony" style:family="text" style:parent-style-name="Domyślnaczcionkaakapitu"/>
    <style:style style:name="Bullet1" style:display-name="Bullet1" style:family="paragraph" style:parent-style-name="Normalny">
      <style:paragraph-properties fo:margin-left="0.5in" fo:text-indent="-0.3in">
        <style:tab-stops/>
      </style:paragraph-properties>
      <style:text-properties fo:hyphenate="false"/>
    </style:style>
    <style:style style:name="Bullet2" style:display-name="Bullet2" style:family="paragraph" style:parent-style-name="Normalny">
      <style:paragraph-properties fo:margin-left="1in" fo:text-indent="-0.25in">
        <style:tab-stops/>
      </style:paragraph-properties>
      <style:text-properties fo:color="#000080" fo:hyphenate="false"/>
    </style:style>
    <style:style style:name="Tabletext" style:display-name="Tabletext" style:family="paragraph" style:parent-style-name="Normalny">
      <style:paragraph-properties fo:keep-together="always" fo:margin-bottom="0.0833in"/>
      <style:text-properties fo:hyphenate="false"/>
    </style:style>
    <style:style style:name="Tekstpodstawowy" style:display-name="Tekst podstawowy" style:family="paragraph" style:parent-style-name="Normalny">
      <style:paragraph-properties fo:keep-together="always" fo:margin-bottom="0.0833in" fo:margin-left="0.5in">
        <style:tab-stops/>
      </style:paragraph-properties>
      <style:text-properties fo:hyphenate="false"/>
    </style:style>
    <style:style style:name="Plandokumentu" style:display-name="Plan dokumentu" style:family="paragraph" style:parent-style-name="Normalny">
      <style:paragraph-properties fo:background-color="#000080"/>
      <style:text-properties style:font-name="Tahoma" fo:hyphenate="false"/>
    </style:style>
    <style:style style:name="Odwołanieprzypisudolnego" style:display-name="Odwołanie przypisu dolnego" style:family="text" style:parent-style-name="Domyślnaczcionkaakapitu">
      <style:text-properties style:text-position="super 65%" fo:font-size="10pt" style:font-size-asian="10pt"/>
    </style:style>
    <style:style style:name="Tekstprzypisudolnego" style:display-name="Tekst przypisu dolnego" style:family="paragraph" style:parent-style-name="Normalny">
      <style:paragraph-properties fo:keep-with-next="always" fo:keep-together="always" fo:border-top="none" fo:border-left="none" fo:border-bottom="0.0104in solid #000000" fo:border-right="none" fo:padding="0in" style:shadow="none" fo:margin-top="0.0277in" fo:margin-bottom="0.0277in" fo:margin-left="0.25in" fo:text-indent="-0.25in">
        <style:tab-stops/>
      </style:paragraph-properties>
      <style:text-properties style:font-name="Helvetica" fo:font-size="8pt" style:font-size-asian="8pt" fo:hyphenate="false"/>
    </style:style>
    <style:style style:name="MainTitle" style:display-name="Main Title" style:family="paragraph" style:parent-style-name="Normalny">
      <style:paragraph-properties fo:text-align="center" fo:margin-top="0.3333in" fo:margin-bottom="0.0416in" fo:line-height="100%"/>
      <style:text-properties style:font-name="Arial" fo:font-weight="bold" style:font-weight-asian="bold" style:letter-kerning="true" fo:font-size="16pt" style:font-size-asian="16pt" fo:hyphenate="false"/>
    </style:style>
    <style:style style:name="Paragraph1" style:display-name="Paragraph1" style:family="paragraph" style:parent-style-name="Normalny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Normalny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Normalny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Spistreści4" style:display-name="Spis treści 4" style:family="paragraph" style:parent-style-name="Normalny" style:next-style-name="Normalny">
      <style:paragraph-properties fo:margin-left="0.4166in">
        <style:tab-stops/>
      </style:paragraph-properties>
      <style:text-properties fo:hyphenate="false"/>
    </style:style>
    <style:style style:name="Spistreści5" style:display-name="Spis treści 5" style:family="paragraph" style:parent-style-name="Normalny" style:next-style-name="Normalny">
      <style:paragraph-properties fo:margin-left="0.5555in">
        <style:tab-stops/>
      </style:paragraph-properties>
      <style:text-properties fo:hyphenate="false"/>
    </style:style>
    <style:style style:name="Spistreści6" style:display-name="Spis treści 6" style:family="paragraph" style:parent-style-name="Normalny" style:next-style-name="Normalny">
      <style:paragraph-properties fo:margin-left="0.6944in">
        <style:tab-stops/>
      </style:paragraph-properties>
      <style:text-properties fo:hyphenate="false"/>
    </style:style>
    <style:style style:name="Spistreści7" style:display-name="Spis treści 7" style:family="paragraph" style:parent-style-name="Normalny" style:next-style-name="Normalny">
      <style:paragraph-properties fo:margin-left="0.8333in">
        <style:tab-stops/>
      </style:paragraph-properties>
      <style:text-properties fo:hyphenate="false"/>
    </style:style>
    <style:style style:name="Spistreści8" style:display-name="Spis treści 8" style:family="paragraph" style:parent-style-name="Normalny" style:next-style-name="Normalny">
      <style:paragraph-properties fo:margin-left="0.9722in">
        <style:tab-stops/>
      </style:paragraph-properties>
      <style:text-properties fo:hyphenate="false"/>
    </style:style>
    <style:style style:name="Spistreści9" style:display-name="Spis treści 9" style:family="paragraph" style:parent-style-name="Normalny" style:next-style-name="Normalny">
      <style:paragraph-properties fo:margin-left="1.1111in">
        <style:tab-stops/>
      </style:paragraph-properties>
      <style:text-properties fo:hyphenate="false"/>
    </style:style>
    <style:style style:name="Tekstpodstawowy2" style:display-name="Tekst podstawowy 2" style:family="paragraph" style:parent-style-name="Normalny">
      <style:text-properties fo:font-style="italic" style:font-style-asian="italic" fo:color="#0000FF" fo:hyphenate="false"/>
    </style:style>
    <style:style style:name="Tekstpodstawowywcięty" style:display-name="Tekst podstawowy wcięty" style:family="paragraph" style:parent-style-name="Normalny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Normalny">
      <style:paragraph-properties fo:widows="2" fo:orphans="2" fo:text-align="justify" fo:margin-top="0.0833in" fo:line-height="100%"/>
      <style:text-properties style:font-name="Book Antiqua" fo:hyphenate="false"/>
    </style:style>
    <style:style style:name="Bullet" style:display-name="Bullet" style:family="paragraph" style:parent-style-name="Normalny">
      <style:paragraph-properties fo:widows="2" fo:orphans="2" fo:text-align="justify" fo:margin-top="0.0833in" fo:line-height="100%" fo:margin-left="0.5in" fo:margin-right="0.25in">
        <style:tab-stops>
          <style:tab-stop style:type="left" style:position="-0.25in"/>
          <style:tab-stop style:type="left" style:position="0in"/>
        </style:tab-stops>
      </style:paragraph-properties>
      <style:text-properties style:font-name="Book Antiqua" fo:hyphenate="false"/>
    </style:style>
    <style:style style:name="InfoBlue" style:display-name="InfoBlue" style:family="paragraph" style:parent-style-name="Normalny" style:next-style-name="Tekstpodstawowy" style:auto-update="true">
      <style:paragraph-properties fo:text-align="justify" fo:margin-bottom="0.0833in" fo:margin-left="0.5in">
        <style:tab-stops/>
      </style:paragraph-properties>
      <style:text-properties fo:font-style="italic" style:font-style-asian="italic" fo:color="#0000FF" fo:hyphenate="false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ubTitle" style:display-name="SubTitle" style:family="paragraph" style:parent-style-name="Tytuł">
      <style:paragraph-properties fo:widows="2" fo:orphans="2"/>
      <style:text-properties style:font-name="Times New Roman" fo:font-size="12pt" style:font-size-asian="12pt" fo:hyphenate="false"/>
    </style:style>
    <style:style style:name="RevisionHist" style:display-name="RevisionHist" style:family="paragraph" style:parent-style-name="Normalny">
      <style:paragraph-properties fo:widows="2" fo:orphans="2" fo:line-height="100%"/>
      <style:text-properties fo:hyphenate="false"/>
    </style:style>
    <style:style style:name="Data" style:display-name="Data" style:family="paragraph" style:parent-style-name="Normalny">
      <style:paragraph-properties fo:widows="2" fo:orphans="2" fo:line-height="100%"/>
      <style:text-properties fo:hyphenate="false"/>
    </style:style>
    <style:style style:name="Hierarchy" style:display-name="Hierarchy" style:family="paragraph" style:parent-style-name="Normalny">
      <style:paragraph-properties fo:widows="2" fo:orphans="2" fo:margin-bottom="0.0833in" fo:line-height="100%" fo:margin-right="-2.4in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.5in"/>
          <style:tab-stop style:type="left" style:position="3.5in"/>
        </style:tab-stops>
      </style:paragraph-properties>
      <style:text-properties style:font-name="Tms Rmn" fo:hyphenate="false"/>
    </style:style>
    <style:style style:name="bodytext" style:display-name="body text" style:family="paragraph">
      <style:paragraph-properties fo:keep-together="always" fo:margin-bottom="0.0833in" style:line-height-at-least="0.1527in"/>
      <style:text-properties fo:language="en" fo:country="GB" style:language-asian="en" style:country-asian="US" fo:hyphenate="false"/>
    </style:style>
    <style:style style:name="Odwołaniedokomentarza" style:display-name="Odwołanie do komentarza" style:family="text" style:parent-style-name="Domyślnaczcionkaakapitu">
      <style:text-properties fo:font-size="8pt" style:font-size-asian="8pt"/>
    </style:style>
    <style:style style:name="Tekstkomentarza" style:display-name="Tekst komentarza" style:family="paragraph" style:parent-style-name="Normalny">
      <style:paragraph-properties fo:widows="2" fo:orphans="2" fo:line-height="100%"/>
      <style:text-properties fo:hyphenate="false"/>
    </style:style>
    <style:style style:name="Zwykłytekst" style:display-name="Zwykły tekst" style:family="paragraph" style:parent-style-name="Normalny">
      <style:paragraph-properties fo:widows="2" fo:orphans="2" fo:line-height="100%"/>
      <style:text-properties style:font-name="Courier New" fo:hyphenate="false"/>
    </style:style>
    <style:style style:name="Project" style:display-name="Project" style:family="paragraph" style:parent-style-name="Normalny">
      <style:paragraph-properties fo:widows="2" fo:orphans="2" fo:text-align="end" fo:line-height="100%"/>
      <style:text-properties style:font-name="Arial" fo:font-weight="bold" style:font-weight-asian="bold" fo:font-size="18pt" style:font-size-asian="18pt" fo:hyphenate="false"/>
    </style:style>
    <style:style style:name="CompanyName" style:display-name="CompanyName" style:family="paragraph" style:parent-style-name="Normalny">
      <style:paragraph-properties fo:widows="2" fo:orphans="2" fo:text-align="end" fo:line-height="100%"/>
      <style:text-properties style:font-name="Arial" fo:font-weight="bold" style:font-weight-asian="bold" fo:font-size="18pt" style:font-size-asian="18pt" fo:hyphenate="false"/>
    </style:style>
    <style:style style:name="NormalnyWeb" style:display-name="Normalny (Web)" style:family="paragraph" style:parent-style-name="Normalny">
      <style:paragraph-properties fo:widows="2" fo:orphans="2" fo:margin-top="0.0694in" fo:margin-bottom="0.0694in" fo:line-height="100%"/>
      <style:text-properties style:font-name="Arial Unicode MS" style:font-name-asian="Arial Unicode MS" style:font-name-complex="Arial Unicode MS" fo:color="#000000" fo:font-size="12pt" style:font-size-asian="12pt" style:font-size-complex="12pt" fo:language="en" fo:country="CA" fo:hyphenate="false"/>
    </style:style>
    <style:style style:name="Tekstpodstawowywcięty3" style:display-name="Tekst podstawowy wcięty 3" style:family="paragraph" style:parent-style-name="Normalny">
      <style:paragraph-properties fo:widows="2" fo:orphans="2" fo:line-height="100%" fo:margin-left="0.25in">
        <style:tab-stops/>
      </style:paragraph-properties>
      <style:text-properties fo:font-size="12pt" style:font-size-asian="12pt" style:font-size-complex="12pt" fo:language="fr" fo:country="CA" fo:hyphenate="false"/>
    </style:style>
    <style:style style:name="infoblue0" style:display-name="infoblue" style:family="paragraph" style:parent-style-name="Normalny">
      <style:paragraph-properties fo:widows="2" fo:orphans="2" fo:margin-bottom="0.0833in" fo:margin-left="0.5in">
        <style:tab-stops/>
      </style:paragraph-properties>
      <style:text-properties fo:font-style="italic" style:font-style-asian="italic" style:font-style-complex="italic" fo:color="#0000FF" fo:language="en" fo:country="CA" fo:hyphenate="false"/>
    </style:style>
    <style:style style:name="Tekstpodstawowywcięty2" style:display-name="Tekst podstawowy wcięty 2" style:family="paragraph" style:parent-style-name="Normalny">
      <style:paragraph-properties style:text-autospace="none" fo:margin-left="0.4923in">
        <style:tab-stops/>
      </style:paragraph-properties>
      <style:text-properties fo:font-style="italic" style:font-style-asian="italic" style:font-style-complex="italic" fo:color="#0000FF" fo:hyphenate="false"/>
    </style:style>
    <style:style style:name="Standard" style:display-name="Standard" style:family="paragraph">
      <style:paragraph-properties fo:widows="0" fo:orphans="0" style:line-height-at-least="0.1666in"/>
      <style:text-properties style:letter-kerning="true" style:language-asian="zh" style:country-asian="CN" fo:hyphenate="false"/>
    </style:style>
    <style:style style:name="hps" style:display-name="hps" style:family="text" style:parent-style-name="Domyślnaczcionkaakapitu"/>
    <style:style style:name="Heading1" style:display-name="Heading 1" style:family="paragraph" style:parent-style-name="Standard" style:next-style-name="Standard" style:default-outline-level="1">
      <style:paragraph-properties fo:keep-with-next="always" fo:margin-top="0.0833in" fo:margin-bottom="0.0416in" fo:margin-left="0.5in" fo:text-indent="-0.5in">
        <style:tab-stops/>
      </style:paragraph-properties>
      <style:text-properties style:font-name="Arial" style:font-name-complex="Arial" fo:font-weight="bold" style:font-weight-asian="bold" fo:font-size="12pt" style:font-size-asian="12pt" fo:hyphenate="false"/>
    </style:style>
    <style:style style:name="Heading2" style:display-name="Heading 2" style:family="paragraph" style:parent-style-name="Heading1" style:next-style-name="Standard" style:default-outline-level="2">
      <style:paragraph-properties fo:margin-left="0in" fo:text-indent="0in">
        <style:tab-stops/>
      </style:paragraph-properties>
      <style:text-properties fo:font-size="10pt" style:font-size-asian="10pt" fo:hyphenate="false"/>
    </style:style>
    <style:style style:name="Heading3" style:display-name="Heading 3" style:family="paragraph" style:parent-style-name="Heading1" style:next-style-name="Standard" style:default-outline-level="3">
      <style:paragraph-properties fo:margin-left="0in" fo:text-indent="0in">
        <style:tab-stops/>
      </style:paragraph-properties>
      <style:text-properties fo:font-weight="normal" style:font-weight-asian="normal" fo:font-style="italic" style:font-style-asian="italic" fo:font-size="10pt" style:font-size-asian="10pt" fo:hyphenate="false"/>
    </style:style>
    <style:style style:name="Heading4" style:display-name="Heading 4" style:family="paragraph" style:parent-style-name="Heading1" style:next-style-name="Standard" style:default-outline-level="4">
      <style:paragraph-properties fo:margin-left="0in" fo:text-indent="0in">
        <style:tab-stops/>
      </style:paragraph-properties>
      <style:text-properties fo:font-weight="normal" style:font-weight-asian="normal" fo:font-size="10pt" style:font-size-asian="10pt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 fo:margin-left="2in">
        <style:tab-stops/>
      </style:paragraph-properties>
      <style:text-properties fo:font-size="11pt" style:font-size-asian="11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 fo:margin-left="2in">
        <style:tab-stops/>
      </style:paragraph-properties>
      <style:text-properties fo:font-style="italic" style:font-style-asian="italic" fo:font-size="11pt" style:font-size-asian="11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 fo:margin-left="2in">
        <style:tab-stops/>
      </style:paragraph-properties>
      <style:text-properties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 fo:margin-left="2in">
        <style:tab-stops/>
      </style:paragraph-properties>
      <style:text-properties fo:font-style="italic" style:font-style-asian="italic" fo:hyphenate="false"/>
    </style:style>
    <style:style style:name="Heading9" style:display-name="Heading 9" style:family="paragraph" style:parent-style-name="Standard" style:next-style-name="Standard" style:list-style-name="WW_OutlineListStyle" style:default-outline-level="9">
      <style:paragraph-properties fo:margin-top="0.1666in" fo:margin-bottom="0.0416in" fo:margin-left="2in">
        <style:tab-stops/>
      </style:paragraph-properties>
      <style:text-properties fo:font-weight="bold" style:font-weight-asian="bold" fo:font-style="italic" style:font-style-asian="italic" fo:font-size="9pt" style:font-size-asian="9pt" fo:hyphenate="false"/>
    </style:style>
    <style:style style:name="Tekstprzypisukońcowego" style:display-name="Tekst przypisu końcowego" style:family="paragraph" style:parent-style-name="Normalny">
      <style:paragraph-properties fo:line-height="100%"/>
      <style:text-properties fo:hyphenate="false"/>
    </style:style>
    <style:style style:name="TekstprzypisukońcowegoZnak" style:display-name="Tekst przypisu końcowego Znak" style:family="text" style:parent-style-name="Domyślnaczcionkaakapitu">
      <style:text-properties fo:language="en" fo:country="US" style:language-asian="en" style:country-asian="US"/>
    </style:style>
    <style:style style:name="Odwołanieprzypisukońcowego" style:display-name="Odwołanie przypisu końcowego" style:family="text" style:parent-style-name="Domyślnaczcionkaakapitu">
      <style:text-properties style:text-position="super 65%"/>
    </style:style>
    <text:list-style style:name="WW_OutlineListStyle_4" style:display-name="WW_OutlineListStyle_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3" style:display-name="WW_OutlineListStyle_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citation-style-name="Odwołanieprzypisukońcowego" text:citation-body-style-name="Odwołanieprzypisukońcowego" text:start-value="0" style:num-format="i" text:start-numbering-at="document" text:footnotes-position="document"/>
    <text:outline-style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</text:outline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7">
      <text:list-level-style-bullet text:level="1" text:style-name="WW_CharLFO7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Normalny" style:family="paragraph">
      <style:text-properties fo:font-size="12pt" style:font-size-asian="12pt"/>
    </style:style>
    <style:style style:name="P3" style:parent-style-name="Normalny" style:family="paragraph">
      <style:paragraph-properties fo:border-top="0.0104in solid #000000" fo:border-left="none" fo:border-bottom="none" fo:border-right="none" fo:padding="0in" style:shadow="none"/>
      <style:text-properties fo:font-size="12pt" style:font-size-asian="12pt"/>
    </style:style>
    <style:style style:name="P4" style:parent-style-name="Standard" style:family="paragraph">
      <style:paragraph-properties fo:border-top="none" fo:border-left="none" fo:border-bottom="0.0104in solid #000000" fo:border-right="none" fo:padding="0in" style:shadow="none" fo:text-align="end"/>
      <style:text-properties style:font-name="Arial" style:font-name-complex="Arial" fo:font-weight="bold" style:font-weight-asian="bold" fo:font-size="18pt" style:font-size-asian="18pt"/>
    </style:style>
    <style:style style:name="P5" style:parent-style-name="Standard" style:family="paragraph">
      <style:paragraph-properties fo:border-top="none" fo:border-left="none" fo:border-bottom="0.0104in solid #000000" fo:border-right="none" fo:padding="0in" style:shadow="none" fo:text-align="end"/>
      <style:text-properties style:font-name="Arial" style:font-name-complex="Arial" fo:font-weight="bold" style:font-weight-asian="bold" fo:font-size="18pt" style:font-size-asian="18pt"/>
    </style:style>
    <style:style style:name="P6" style:parent-style-name="Standard" style:family="paragraph">
      <style:paragraph-properties fo:border-top="none" fo:border-left="none" fo:border-bottom="0.0104in solid #000000" fo:border-right="none" fo:padding="0in" style:shadow="none" fo:text-align="end"/>
      <style:text-properties style:font-name="Arial" style:font-name-complex="Arial" fo:font-weight="bold" style:font-weight-asian="bold" fo:font-size="18pt" style:font-size-asian="18pt"/>
    </style:style>
    <style:style style:name="P7" style:parent-style-name="Standard" style:family="paragraph">
      <style:paragraph-properties fo:border-top="none" fo:border-left="none" fo:border-bottom="0.0104in solid #000000" fo:border-right="none" fo:padding="0in" style:shadow="none" fo:text-align="end"/>
      <style:text-properties style:font-name="Arial" style:font-name-complex="Arial" fo:font-weight="bold" style:font-weight-asian="bold" fo:font-size="18pt" style:font-size-asian="18pt"/>
    </style:style>
    <style:page-layout style:name="PL1">
      <style:page-layout-properties fo:page-width="8.5in" fo:page-height="11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ableColumn20" style:family="table-column">
      <style:table-column-properties style:column-width="4.4298in" style:use-optimal-column-width="false"/>
    </style:style>
    <style:style style:name="TableColumn21" style:family="table-column">
      <style:table-column-properties style:column-width="2.2076in" style:use-optimal-column-width="false"/>
    </style:style>
    <style:style style:name="Table19" style:family="table">
      <style:table-properties style:width="6.6375in" fo:margin-left="0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104in solid #000000" fo:padding-top="0in" fo:padding-left="0.075in" fo:padding-bottom="0in" fo:padding-right="0.075in"/>
    </style:style>
    <style:style style:name="P24" style:parent-style-name="Normalny" style:family="paragraph">
      <style:text-properties fo:language="pl" fo:country="PL"/>
    </style:style>
    <style:style style:name="TableCell25" style:family="table-cell">
      <style:table-cell-properties fo:border="0.0104in solid #000000" fo:padding-top="0in" fo:padding-left="0.075in" fo:padding-bottom="0in" fo:padding-right="0.075in"/>
    </style:style>
    <style:style style:name="P26" style:parent-style-name="Normalny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27" style:parent-style-name="Domyślnaczcionkaakapitu" style:family="text">
      <style:text-properties fo:language="pl" fo:country="PL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104in solid #000000" fo:padding-top="0in" fo:padding-left="0.075in" fo:padding-bottom="0in" fo:padding-right="0.075in"/>
    </style:style>
    <style:style style:name="P30" style:parent-style-name="Normalny" style:family="paragraph">
      <style:text-properties fo:language="pl" fo:country="PL"/>
    </style:style>
    <style:style style:name="TableCell31" style:family="table-cell">
      <style:table-cell-properties fo:border="0.0104in solid #000000" fo:padding-top="0in" fo:padding-left="0.075in" fo:padding-bottom="0in" fo:padding-right="0.075in"/>
    </style:style>
    <style:style style:name="TableColumn33" style:family="table-column">
      <style:table-column-properties style:column-width="2.1958in" style:use-optimal-column-width="false"/>
    </style:style>
    <style:style style:name="TableColumn34" style:family="table-column">
      <style:table-column-properties style:column-width="2.1958in" style:use-optimal-column-width="false"/>
    </style:style>
    <style:style style:name="TableColumn35" style:family="table-column">
      <style:table-column-properties style:column-width="2.1958in" style:use-optimal-column-width="false"/>
    </style:style>
    <style:style style:name="Table32" style:family="table">
      <style:table-properties style:width="6.5875in" fo:margin-left="0in" table:align="lef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none" fo:padding-top="0in" fo:padding-left="0.075in" fo:padding-bottom="0in" fo:padding-right="0.075in"/>
    </style:style>
    <style:style style:name="P38" style:parent-style-name="Normalny" style:family="paragraph">
      <style:paragraph-properties fo:margin-right="0.25in"/>
      <style:text-properties fo:language="pl" fo:country="PL"/>
    </style:style>
    <style:style style:name="TableCell39" style:family="table-cell">
      <style:table-cell-properties fo:border="none" fo:padding-top="0in" fo:padding-left="0.075in" fo:padding-bottom="0in" fo:padding-right="0.075in"/>
    </style:style>
    <style:style style:name="P40" style:parent-style-name="Normalny" style:family="paragraph">
      <style:paragraph-properties fo:text-align="center"/>
    </style:style>
    <style:style style:name="T41" style:parent-style-name="Domyślnaczcionkaakapitu" style:family="text">
      <style:text-properties style:font-name="Symbol" style:font-name-asian="Symbol" style:font-name-complex="Symbol" fo:language="pl" fo:country="PL"/>
    </style:style>
    <style:style style:name="T42" style:parent-style-name="Domyślnaczcionkaakapitu" style:family="text">
      <style:text-properties fo:language="pl" fo:country="PL"/>
    </style:style>
    <style:style style:name="TableCell43" style:family="table-cell">
      <style:table-cell-properties fo:border="none" fo:padding-top="0in" fo:padding-left="0.075in" fo:padding-bottom="0in" fo:padding-right="0.075in"/>
    </style:style>
    <style:style style:name="P44" style:parent-style-name="Normalny" style:family="paragraph">
      <style:paragraph-properties fo:text-align="end"/>
    </style:style>
    <style:style style:name="T45" style:parent-style-name="Domyślnaczcionkaakapitu" style:family="text">
      <style:text-properties fo:language="pl" fo:country="PL"/>
    </style:style>
    <style:style style:name="T46" style:parent-style-name="Numerstrony" style:family="text">
      <style:text-properties fo:language="pl" fo:country="PL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>AGH Kraków</text:p>
        <text:p text:style-name="P5">Karol Haiduk</text:p>
        <text:p text:style-name="P6">Magdalena Szkółka</text:p>
        <text:p text:style-name="P7">Sylwester Tomaszewski</text:p>
        <text:p text:style-name="Nagłówek"/>
      </style:header>
    </style:master-page>
    <style:master-page style:name="MP1" style:page-layout-name="PL1">
      <style:header>
        <table:table table:style-name="Table19">
          <table:table-columns>
            <table:table-column table:style-name="TableColumn20"/>
            <table:table-column table:style-name="TableColumn21"/>
          </table:table-columns>
          <table:table-row table:style-name="TableRow22">
            <table:table-cell table:style-name="TableCell23">
              <text:p text:style-name="P24">Rogalik</text:p>
            </table:table-cell>
            <table:table-cell table:style-name="TableCell25">
              <text:p text:style-name="P26"><text:s text:c="2"/><text:span text:style-name="T27">Wersja</text:span>: <text:s text:c="10"/>1.0</text:p>
            </table:table-cell>
          </table:table-row>
          <table:table-row table:style-name="TableRow28">
            <table:table-cell table:style-name="TableCell29">
              <text:p text:style-name="P30">Wyniki testów</text:p>
            </table:table-cell>
            <table:table-cell table:style-name="TableCell31">
              <text:p text:style-name="Normalny"><text:s text:c="2"/>Data: 02/01/2013</text:p>
            </table:table-cell>
          </table:table-row>
        </table:table>
        <text:p text:style-name="Nagłówek"/>
      </style:header>
      <style:footer>
        <table:table table:style-name="Table32">
          <table:table-columns>
            <table:table-column table:style-name="TableColumn33"/>
            <table:table-column table:style-name="TableColumn34"/>
            <table:table-column table:style-name="TableColumn35"/>
          </table:table-columns>
          <table:table-row table:style-name="TableRow36">
            <table:table-cell table:style-name="TableCell37">
              <text:p text:style-name="P38">Poufne</text:p>
            </table:table-cell>
            <table:table-cell table:style-name="TableCell39">
              <text:p text:style-name="P40"><text:span text:style-name="T41"></text:span><text:span text:style-name="T42"><text:s/>2012</text:span></text:p>
            </table:table-cell>
            <table:table-cell table:style-name="TableCell43">
              <text:p text:style-name="P44"><text:span text:style-name="T45">Strona<text:s/></text:span><text:span text:style-name="T46"><text:page-number text:fixed="false">4</text:page-number></text:span></text:p>
            </table:table-cell>
          </table:table-row>
        </table:table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Wyniki testów</dc:title>
    <dc:subject>&lt;Nazwa projektu&gt;</dc:subject>
    <meta:initial-creator>Adam</meta:initial-creator>
    <dc:creator>Madzia</dc:creator>
    <meta:creation-date>2013-01-06T00:42:00Z</meta:creation-date>
    <dc:date>2013-01-18T16:17:00Z</dc:date>
    <meta:print-date>2009-12-29T22:24:00Z</meta:print-date>
    <meta:template xlink:href="upedu_tstrs" xlink:type="simple"/>
    <meta:editing-cycles>11</meta:editing-cycles>
    <meta:editing-duration>PT2640S</meta:editing-duration>
    <meta:document-statistic meta:page-count="4" meta:paragraph-count="3" meta:word-count="238" meta:character-count="1663" meta:row-count="11" meta:non-whitespace-character-count="1428"/>
  </office:meta>
</office:document-meta>
</file>